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top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top" fo:wrap-option="wrap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2.45180555555556cm" style:use-optimal-column-width="true"/>
    </style:style>
    <style:style style:name="co3" style:family="table-column">
      <style:table-column-properties fo:break-before="auto" style:column-width="6.27944444444444cm"/>
    </style:style>
    <style:style style:name="co4" style:family="table-column">
      <style:table-column-properties fo:break-before="auto" style:column-width="8.76652777777778cm"/>
    </style:style>
    <style:style style:name="co5" style:family="table-column">
      <style:table-column-properties fo:break-before="auto" style:column-width="2.24013888888889cm" style:use-optimal-column-width="true"/>
    </style:style>
    <style:style style:name="co6" style:family="table-column">
      <style:table-column-properties fo:break-before="auto" style:column-width="3.21027777777778cm" style:use-optimal-column-width="true"/>
    </style:style>
    <style:style style:name="co7" style:family="table-column">
      <style:table-column-properties fo:break-before="auto" style:column-width="3.26319444444444cm" style:use-optimal-column-width="true"/>
    </style:style>
    <style:style style:name="co8" style:family="table-column">
      <style:table-column-properties fo:break-before="auto" style:column-width="2.20486111111111cm"/>
    </style:style>
    <style:style style:name="co9" style:family="table-column">
      <style:table-column-properties fo:break-before="auto" style:column-width="11.7827777777778cm"/>
    </style:style>
    <style:style style:name="co10" style:family="table-column">
      <style:table-column-properties fo:break-before="auto" style:column-width="2.87513888888889cm"/>
    </style:style>
    <style:style style:name="co11" style:family="table-column">
      <style:table-column-properties fo:break-before="auto" style:column-width="11.5534722222222cm" style:use-optimal-column-width="true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3.47486111111111cm"/>
    </style:style>
    <style:style style:name="co14" style:family="table-column">
      <style:table-column-properties fo:break-before="auto" style:column-width="3.40430555555556cm"/>
    </style:style>
    <style:style style:name="co15" style:family="table-column">
      <style:table-column-properties fo:break-before="auto" style:column-width="3.6159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ardw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OSNAME</text:p>
          </table:table-cell>
          <table:table-cell office:value-type="string" table:style-name="ce1">
            <text:p>PROCESSEUR</text:p>
          </table:table-cell>
          <table:table-cell office:value-type="string" table:style-name="ce1">
            <text:p>RAM (Mo)</text:p>
          </table:table-cell>
          <table:table-cell office:value-type="string" table:style-name="ce1">
            <text:p>Disque(s) : Type</text:p>
          </table:table-cell>
          <table:table-cell office:value-type="string" table:style-name="ce1">
            <text:p>Disque(s) : Total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00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00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00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 Corporation 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10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107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108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108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3993" table:style-name="ce1">
            <text:p>3993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108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08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08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108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108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108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08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108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08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108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08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08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108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109-0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109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109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109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109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09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109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109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09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09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109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09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109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109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109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09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110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111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112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112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112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112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112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112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112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112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12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112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112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112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112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112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112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113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1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0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0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0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0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0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0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0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0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0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0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0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0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0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0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0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0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0-1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1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1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1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1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1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1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1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1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1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1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1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1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1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1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1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1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4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4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4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4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4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4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4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4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4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4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4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4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4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4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4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21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1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21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14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15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1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19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20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2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2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2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2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2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27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28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29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31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3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72" table:style-name="ce1">
            <text:p>238472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3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33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33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33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33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33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33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33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33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33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33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33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33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33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33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33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dvanced Micro Devices 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34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34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3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35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35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35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35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35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35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35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35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35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35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35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35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35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35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35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3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36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36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36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dvanced Micro Devices 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36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36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dvanced Micro Devices 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36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36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238472" table:style-name="ce1">
            <text:p>238472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36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36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36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36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36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36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36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36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310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310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310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310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310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310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310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310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311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Hard Drive</text:p>
          </table:table-cell>
          <table:table-cell office:value-type="float" office:value="476929" table:style-name="ce1">
            <text:p>476929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311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Hard Drive</text:p>
          </table:table-cell>
          <table:table-cell office:value-type="float" office:value="476929" table:style-name="ce1">
            <text:p>476929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311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312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312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312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312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312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312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312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312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31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313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313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313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313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313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313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313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313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313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313_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31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315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315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315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315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315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315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315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316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316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316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316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316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316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318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318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318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318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318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318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318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318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324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324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324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324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324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324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324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324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324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32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519" table:style-name="ce1">
            <text:p>151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327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29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29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29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29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329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330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33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33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33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33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33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33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335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 Corporation 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335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335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335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335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335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335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335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335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335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335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335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335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335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335-1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33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338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339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CDI-0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CDI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CDI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CDI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CDI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CDI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P10-01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P10-02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P10-03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P10-04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P10-05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40126" table:style-name="ce1">
            <text:p>940126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P10-06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Advanced Micro Devices AMD Athlon(tm) II X4 635 Processor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P10-07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P10-08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P10-09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P10-10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P11-00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400" table:style-name="ce1">
            <text:p>943400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P11-0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P11-02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P11-03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4" table:style-name="ce1">
            <text:p>943394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11-04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P11-05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7" table:style-name="ce1">
            <text:p>943397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P11-06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P11-07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P11-08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P11-09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P11-10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P11-1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4" table:style-name="ce1">
            <text:p>943394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P12-0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7" table:style-name="ce1">
            <text:p>943397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P12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P12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P12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P12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P12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P12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7" table:style-name="ce1">
            <text:p>943397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P12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P12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P12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P12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P12-1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P12-12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4" table:style-name="ce1">
            <text:p>943394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p1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p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3800+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p14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P15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P15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P15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P15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P15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P15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P15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P15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P15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P15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P15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P15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P15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P15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P15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P16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P16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P16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P16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P16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P16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P16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P16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P16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P16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P16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P16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P16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P16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P16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dp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sdp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sdp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sdp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sdp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dp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servDevWeb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0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/</text:p>
          </table:table-cell>
          <table:table-cell office:value-type="float" office:value="20480" table:style-name="ce1">
            <text:p>20480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servDNS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4096" table:style-name="ce1">
            <text:p>4096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servGestParc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4096" table:style-name="ce1">
            <text:p>4096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servProfSISR</text:p>
          </table:table-cell>
          <table:table-cell office:value-type="string" table:style-name="ce1">
            <text:p>Debian GNU/Linux 7.2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10240" table:style-name="ce1">
            <text:p>10240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servProfSLAM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20480" table:style-name="ce1">
            <text:p>20480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servShinken</text:p>
          </table:table-cell>
          <table:table-cell office:value-type="string" table:style-name="ce1">
            <text:p>Debian GNU/Linux 7.7 (wheezy)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/</text:p>
          </table:table-cell>
          <table:table-cell office:value-type="float" office:value="10240" table:style-name="ce1">
            <text:p>10240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svt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svt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svt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svt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svt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vt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vt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svt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number-rows-repeated="1048215" table:style-name="ro2">
          <table:table-cell table:number-columns-repeated="16384"/>
        </table:table-row>
      </table:table>
      <table:table table:name="Recensement_RAM" table:style-name="ta2">
        <table:table-column table:style-name="co9" table:default-cell-style-name="ce1"/>
        <table:table-column table:style-name="co10" table:number-columns-repeated="6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5">
            <text:p>Processeur</text:p>
          </table:table-cell>
          <table:table-cell office:value-type="string" table:style-name="ce15">
            <text:p>RAM &lt; 1Gio</text:p>
          </table:table-cell>
          <table:table-cell office:value-type="string" table:style-name="ce16">
            <text:p>RAM 1- 2GiO</text:p>
          </table:table-cell>
          <table:table-cell office:value-type="string" table:style-name="ce15">
            <text:p>RAM 2 à 4Gio</text:p>
          </table:table-cell>
          <table:table-cell office:value-type="string" table:style-name="ce15">
            <text:p>RAM 4 à <text:s/>8GiO</text:p>
          </table:table-cell>
          <table:table-cell office:value-type="string" table:style-name="ce15">
            <text:p>RAM &gt; 8GiO</text:p>
          </table:table-cell>
          <table:table-cell office:value-type="string" table:style-name="ce15">
            <text:p>Tot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Advanced Micro Devices AMD Athlon(tm) II X2 B22 Processor</text:p>
          </table:table-cell>
          <table:table-cell office:value-type="float" office:value="1" table:formula="of:=COUNTIFS([Hardware.$D:.$D]; [.A2];[Hardware.$E:.$E];&quot;&lt;1024&quot;)" table:style-name="ce9">
            <text:p>1</text:p>
          </table:table-cell>
          <table:table-cell office:value-type="float" office:value="0" table:formula="of:=COUNTIFS([Hardware.$D:.$D]; [.A2];[Hardware.$E:.$E];&quot;&gt;=1024&quot;;[Hardware.$E:.$E];&quot;&lt;2048&quot;)" table:style-name="ce8">
            <text:p>0</text:p>
          </table:table-cell>
          <table:table-cell office:value-type="float" office:value="2" table:formula="of:=COUNTIFS([Hardware.$D:.$D]; [.A2];[Hardware.$E:.$E];&quot;&gt;=2048&quot;;[Hardware.$E:.$E];&quot;&lt;4096&quot;)" table:style-name="ce7">
            <text:p>2</text:p>
          </table:table-cell>
          <table:table-cell office:value-type="float" office:value="0" table:formula="of:=COUNTIFS([Hardware.$D:.$D]; [.A2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2];[Hardware.$E:.$E];&quot;&gt;=8192&quot;)" table:style-name="ce6">
            <text:p>0</text:p>
          </table:table-cell>
          <table:table-cell office:value-type="float" office:value="3" table:formula="of:=[.B2]+[.D2]+[.C2]+[.E2]+[.F2]" table:style-name="ce6">
            <text:p>3</text:p>
          </table:table-cell>
          <table:table-cell office:value-type="float" office:value="3" table:formula="of:=SUM([.B2:.F2])" table:style-name="ce2">
            <text:p>3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Advanced Micro Devices AMD Athlon(tm) II X4 635 Processor</text:p>
          </table:table-cell>
          <table:table-cell office:value-type="float" office:value="0" table:formula="of:=COUNTIFS([Hardware.$D:.$D]; [.A3];[Hardware.$E:.$E];&quot;&lt;1024&quot;)" table:style-name="ce9">
            <text:p>0</text:p>
          </table:table-cell>
          <table:table-cell office:value-type="float" office:value="0" table:formula="of:=COUNTIFS([Hardware.$D:.$D]; [.A3];[Hardware.$E:.$E];&quot;&gt;=1024&quot;;[Hardware.$E:.$E];&quot;&lt;2048&quot;)" table:style-name="ce8">
            <text:p>0</text:p>
          </table:table-cell>
          <table:table-cell office:value-type="float" office:value="1" table:formula="of:=COUNTIFS([Hardware.$D:.$D]; [.A3];[Hardware.$E:.$E];&quot;&gt;=2048&quot;;[Hardware.$E:.$E];&quot;&lt;4096&quot;)" table:style-name="ce7">
            <text:p>1</text:p>
          </table:table-cell>
          <table:table-cell office:value-type="float" office:value="0" table:formula="of:=COUNTIFS([Hardware.$D:.$D]; [.A3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3];[Hardware.$E:.$E];&quot;&gt;=8192&quot;)" table:style-name="ce6">
            <text:p>0</text:p>
          </table:table-cell>
          <table:table-cell office:value-type="float" office:value="1" table:formula="of:=[.B3]+[.C3]+[.D3]+[.E3]+[.F3]" table:style-name="ce6">
            <text:p>1</text:p>
          </table:table-cell>
          <table:table-cell office:value-type="float" office:value="1" table:formula="of:=SUM([.B3:.F3])" table:style-name="ce2">
            <text:p>1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0">
            <text:p>AMD Athlon(tm) 64 X2 Dual Core Processor 3800+</text:p>
          </table:table-cell>
          <table:table-cell office:value-type="float" office:value="0" table:formula="of:=COUNTIFS([Hardware.$D:.$D]; [.A4];[Hardware.$E:.$E];&quot;&lt;1024&quot;)" table:style-name="ce9">
            <text:p>0</text:p>
          </table:table-cell>
          <table:table-cell office:value-type="float" office:value="1" table:formula="of:=COUNTIFS([Hardware.$D:.$D]; [.A4];[Hardware.$E:.$E];&quot;&gt;=1024&quot;;[Hardware.$E:.$E];&quot;&lt;2048&quot;)" table:style-name="ce8">
            <text:p>1</text:p>
          </table:table-cell>
          <table:table-cell office:value-type="float" office:value="0" table:formula="of:=COUNTIFS([Hardware.$D:.$D]; [.A4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4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4];[Hardware.$E:.$E];&quot;&gt;=8192&quot;)" table:style-name="ce6">
            <text:p>0</text:p>
          </table:table-cell>
          <table:table-cell office:value-type="float" office:value="1" table:formula="of:=[.B4]+[.C4]+[.D4]+[.E4]+[.F4]" table:style-name="ce6">
            <text:p>1</text:p>
          </table:table-cell>
          <table:table-cell office:value-type="float" office:value="1" table:formula="of:=SUM([.B4:.F4])" table:style-name="ce2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MD Athlon(tm) 64 X2 Dual Core Processor 4400+</text:p>
          </table:table-cell>
          <table:table-cell office:value-type="float" office:value="15" table:formula="of:=COUNTIFS([Hardware.$D:.$D]; [.A5];[Hardware.$E:.$E];&quot;&lt;1024&quot;)" table:style-name="ce9">
            <text:p>15</text:p>
          </table:table-cell>
          <table:table-cell office:value-type="float" office:value="0" table:formula="of:=COUNTIFS([Hardware.$D:.$D]; [.A5];[Hardware.$E:.$E];&quot;&gt;=1024&quot;;[Hardware.$E:.$E];&quot;&lt;2048&quot;)" table:style-name="ce8">
            <text:p>0</text:p>
          </table:table-cell>
          <table:table-cell office:value-type="float" office:value="0" table:formula="of:=COUNTIFS([Hardware.$D:.$D]; [.A5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5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5];[Hardware.$E:.$E];&quot;&gt;=8192&quot;)" table:style-name="ce6">
            <text:p>0</text:p>
          </table:table-cell>
          <table:table-cell office:value-type="float" office:value="15" table:formula="of:=[.B5]+[.C5]+[.D5]+[.E5]+[.F5]" table:style-name="ce6">
            <text:p>15</text:p>
          </table:table-cell>
          <table:table-cell office:value-type="float" office:value="15" table:formula="of:=SUM([.B5:.F5])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4">
            <text:p>AMD Athlon(tm) Dual Core Processor 5200B</text:p>
          </table:table-cell>
          <table:table-cell office:value-type="float" office:value="55" table:formula="of:=COUNTIFS([Hardware.$D:.$D]; [.A6];[Hardware.$E:.$E];&quot;&lt;1024&quot;)" table:style-name="ce9">
            <text:p>55</text:p>
          </table:table-cell>
          <table:table-cell office:value-type="float" office:value="0" table:formula="of:=COUNTIFS([Hardware.$D:.$D]; [.A6];[Hardware.$E:.$E];&quot;&gt;=1024&quot;;[Hardware.$E:.$E];&quot;&lt;2048&quot;)" table:style-name="ce8">
            <text:p>0</text:p>
          </table:table-cell>
          <table:table-cell office:value-type="float" office:value="0" table:formula="of:=COUNTIFS([Hardware.$D:.$D]; [.A6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6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6];[Hardware.$E:.$E];&quot;&gt;=8192&quot;)" table:style-name="ce6">
            <text:p>0</text:p>
          </table:table-cell>
          <table:table-cell office:value-type="float" office:value="55" table:formula="of:=[.B6]+[.C6]+[.D6]+[.E6]+[.F6]" table:style-name="ce6">
            <text:p>55</text:p>
          </table:table-cell>
          <table:table-cell office:value-type="float" office:value="55" table:formula="of:=SUM([.B6:.F6])" table:style-name="ce2">
            <text:p>55</text:p>
          </table:table-cell>
          <table:table-cell table:number-columns-repeated="16376" table:style-name="ce13"/>
        </table:table-row>
        <table:table-row table:style-name="ro1">
          <table:table-cell office:value-type="string" table:style-name="ce10">
            <text:p>AMD Athlon(tm) II X2 220 Processor</text:p>
          </table:table-cell>
          <table:table-cell office:value-type="float" office:value="0" table:formula="of:=COUNTIFS([Hardware.$D:.$D]; [.A7];[Hardware.$E:.$E];&quot;&lt;1024&quot;)" table:style-name="ce9">
            <text:p>0</text:p>
          </table:table-cell>
          <table:table-cell office:value-type="float" office:value="17" table:formula="of:=COUNTIFS([Hardware.$D:.$D]; [.A7];[Hardware.$E:.$E];&quot;&gt;=1024&quot;;[Hardware.$E:.$E];&quot;&lt;2048&quot;)" table:style-name="ce8">
            <text:p>17</text:p>
          </table:table-cell>
          <table:table-cell office:value-type="float" office:value="0" table:formula="of:=COUNTIFS([Hardware.$D:.$D]; [.A7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7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7];[Hardware.$E:.$E];&quot;&gt;=8192&quot;)" table:style-name="ce6">
            <text:p>0</text:p>
          </table:table-cell>
          <table:table-cell office:value-type="float" office:value="17" table:formula="of:=[.B7]+[.C7]+[.D7]+[.E7]+[.F7]" table:style-name="ce6">
            <text:p>17</text:p>
          </table:table-cell>
          <table:table-cell office:value-type="float" office:value="17" table:formula="of:=SUM([.B7:.F7])" table:style-name="ce2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MD Athlon(tm) II X2 B22 Processor</text:p>
          </table:table-cell>
          <table:table-cell office:value-type="float" office:value="36" table:formula="of:=COUNTIFS([Hardware.$D:.$D]; [.A8];[Hardware.$E:.$E];&quot;&lt;1024&quot;)" table:style-name="ce9">
            <text:p>36</text:p>
          </table:table-cell>
          <table:table-cell office:value-type="float" office:value="0" table:formula="of:=COUNTIFS([Hardware.$D:.$D]; [.A8];[Hardware.$E:.$E];&quot;&gt;=1024&quot;;[Hardware.$E:.$E];&quot;&lt;2048&quot;)" table:style-name="ce8">
            <text:p>0</text:p>
          </table:table-cell>
          <table:table-cell office:value-type="float" office:value="13" table:formula="of:=COUNTIFS([Hardware.$D:.$D]; [.A8];[Hardware.$E:.$E];&quot;&gt;=2048&quot;;[Hardware.$E:.$E];&quot;&lt;4096&quot;)" table:style-name="ce7">
            <text:p>13</text:p>
          </table:table-cell>
          <table:table-cell office:value-type="float" office:value="0" table:formula="of:=COUNTIFS([Hardware.$D:.$D]; [.A8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8];[Hardware.$E:.$E];&quot;&gt;=8192&quot;)" table:style-name="ce6">
            <text:p>0</text:p>
          </table:table-cell>
          <table:table-cell office:value-type="float" office:value="49" table:formula="of:=[.B8]+[.C8]+[.D8]+[.E8]+[.F8]" table:style-name="ce6">
            <text:p>49</text:p>
          </table:table-cell>
          <table:table-cell office:value-type="float" office:value="49" table:formula="of:=SUM([.B8:.F8])" table:style-name="ce2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MD Athlon(tm) II X4 635 Processor</text:p>
          </table:table-cell>
          <table:table-cell office:value-type="float" office:value="0" table:formula="of:=COUNTIFS([Hardware.$D:.$D]; [.A9];[Hardware.$E:.$E];&quot;&lt;1024&quot;)" table:style-name="ce9">
            <text:p>0</text:p>
          </table:table-cell>
          <table:table-cell office:value-type="float" office:value="0" table:formula="of:=COUNTIFS([Hardware.$D:.$D]; [.A9];[Hardware.$E:.$E];&quot;&gt;=1024&quot;;[Hardware.$E:.$E];&quot;&lt;2048&quot;)" table:style-name="ce8">
            <text:p>0</text:p>
          </table:table-cell>
          <table:table-cell office:value-type="float" office:value="0" table:formula="of:=COUNTIFS([Hardware.$D:.$D]; [.A9];[Hardware.$E:.$E];&quot;&gt;=2048&quot;;[Hardware.$E:.$E];&quot;&lt;4096&quot;)" table:style-name="ce7">
            <text:p>0</text:p>
          </table:table-cell>
          <table:table-cell office:value-type="float" office:value="9" table:formula="of:=COUNTIFS([Hardware.$D:.$D]; [.A9];[Hardware.$E:.$E];&quot;&gt;=4096&quot;;[Hardware.$E:.$E];&quot;&lt;8192&quot;)" table:style-name="ce6">
            <text:p>9</text:p>
          </table:table-cell>
          <table:table-cell office:value-type="float" office:value="0" table:formula="of:=COUNTIFS([Hardware.$D:.$D]; [.A9];[Hardware.$E:.$E];&quot;&gt;=8192&quot;)" table:style-name="ce6">
            <text:p>0</text:p>
          </table:table-cell>
          <table:table-cell office:value-type="float" office:value="9" table:formula="of:=[.B9]+[.C9]+[.D9]+[.E9]+[.F9]" table:style-name="ce6">
            <text:p>9</text:p>
          </table:table-cell>
          <table:table-cell office:value-type="float" office:value="9" table:formula="of:=SUM([.B9:.F9])" table:style-name="ce2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Dual-Core AMD Opteron(tm) Processor 2210</text:p>
          </table:table-cell>
          <table:table-cell office:value-type="float" office:value="0" table:formula="of:=COUNTIFS([Hardware.$D:.$D]; [.A10];[Hardware.$E:.$E];&quot;&lt;1024&quot;)" table:style-name="ce9">
            <text:p>0</text:p>
          </table:table-cell>
          <table:table-cell office:value-type="float" office:value="1" table:formula="of:=COUNTIFS([Hardware.$D:.$D]; [.A10];[Hardware.$E:.$E];&quot;&gt;=1024&quot;;[Hardware.$E:.$E];&quot;&lt;2048&quot;)" table:style-name="ce8">
            <text:p>1</text:p>
          </table:table-cell>
          <table:table-cell office:value-type="float" office:value="0" table:formula="of:=COUNTIFS([Hardware.$D:.$D]; [.A10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10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10];[Hardware.$E:.$E];&quot;&gt;=8192&quot;)" table:style-name="ce6">
            <text:p>0</text:p>
          </table:table-cell>
          <table:table-cell office:value-type="float" office:value="1" table:formula="of:=[.B10]+[.C10]+[.D10]+[.E10]+[.F10]" table:style-name="ce6">
            <text:p>1</text:p>
          </table:table-cell>
          <table:table-cell office:value-type="float" office:value="1" table:formula="of:=SUM([.B10:.F10])" table:style-name="ce2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Dual-Core AMD Opteron(tm) Processor 2216</text:p>
          </table:table-cell>
          <table:table-cell office:value-type="float" office:value="4" table:formula="of:=COUNTIFS([Hardware.$D:.$D]; [.A11];[Hardware.$E:.$E];&quot;&lt;1024&quot;)" table:style-name="ce9">
            <text:p>4</text:p>
          </table:table-cell>
          <table:table-cell office:value-type="float" office:value="0" table:formula="of:=COUNTIFS([Hardware.$D:.$D]; [.A11];[Hardware.$E:.$E];&quot;&gt;=1024&quot;;[Hardware.$E:.$E];&quot;&lt;2048&quot;)" table:style-name="ce8">
            <text:p>0</text:p>
          </table:table-cell>
          <table:table-cell office:value-type="float" office:value="1" table:formula="of:=COUNTIFS([Hardware.$D:.$D]; [.A11];[Hardware.$E:.$E];&quot;&gt;=2048&quot;;[Hardware.$E:.$E];&quot;&lt;4096&quot;)" table:style-name="ce7">
            <text:p>1</text:p>
          </table:table-cell>
          <table:table-cell office:value-type="float" office:value="0" table:formula="of:=COUNTIFS([Hardware.$D:.$D]; [.A11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11];[Hardware.$E:.$E];&quot;&gt;=8192&quot;)" table:style-name="ce6">
            <text:p>0</text:p>
          </table:table-cell>
          <table:table-cell office:value-type="float" office:value="5" table:formula="of:=[.B11]+[.C11]+[.D11]+[.E11]+[.F11]" table:style-name="ce6">
            <text:p>5</text:p>
          </table:table-cell>
          <table:table-cell office:value-type="float" office:value="5" table:formula="of:=SUM([.B11:.F11])" table:style-name="ce2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Intel Corporation Intel(R) Pentium(R) D CPU 3.00GHz</text:p>
          </table:table-cell>
          <table:table-cell office:value-type="float" office:value="2" table:formula="of:=COUNTIFS([Hardware.$D:.$D]; [.A12];[Hardware.$E:.$E];&quot;&lt;1024&quot;)" table:style-name="ce9">
            <text:p>2</text:p>
          </table:table-cell>
          <table:table-cell office:value-type="float" office:value="0" table:formula="of:=COUNTIFS([Hardware.$D:.$D]; [.A12];[Hardware.$E:.$E];&quot;&gt;=1024&quot;;[Hardware.$E:.$E];&quot;&lt;2048&quot;)" table:style-name="ce8">
            <text:p>0</text:p>
          </table:table-cell>
          <table:table-cell office:value-type="float" office:value="0" table:formula="of:=COUNTIFS([Hardware.$D:.$D]; [.A12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12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12];[Hardware.$E:.$E];&quot;&gt;=8192&quot;)" table:style-name="ce6">
            <text:p>0</text:p>
          </table:table-cell>
          <table:table-cell office:value-type="float" office:value="2" table:formula="of:=[.B12]+[.C12]+[.D12]+[.E12]+[.F12]" table:style-name="ce6">
            <text:p>2</text:p>
          </table:table-cell>
          <table:table-cell office:value-type="float" office:value="2" table:formula="of:=SUM([.B12:.F12])" table:style-name="ce2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Intel Corporation Pentium III (0.18 Âµm) With 1 Or 2 MB On-Die L2 Cache<text:s/></text:p>
          </table:table-cell>
          <table:table-cell office:value-type="float" office:value="0" table:formula="of:=COUNTIFS([Hardware.$D:.$D]; [.A13];[Hardware.$E:.$E];&quot;&lt;1024&quot;)" table:style-name="ce9">
            <text:p>0</text:p>
          </table:table-cell>
          <table:table-cell office:value-type="float" office:value="1" table:formula="of:=COUNTIFS([Hardware.$D:.$D]; [.A13];[Hardware.$E:.$E];&quot;&gt;=1024&quot;;[Hardware.$E:.$E];&quot;&lt;2048&quot;)" table:style-name="ce8">
            <text:p>1</text:p>
          </table:table-cell>
          <table:table-cell office:value-type="float" office:value="14" table:formula="of:=COUNTIFS([Hardware.$D:.$D]; [.A13];[Hardware.$E:.$E];&quot;&gt;=2048&quot;;[Hardware.$E:.$E];&quot;&lt;4096&quot;)" table:style-name="ce7">
            <text:p>14</text:p>
          </table:table-cell>
          <table:table-cell office:value-type="float" office:value="0" table:formula="of:=COUNTIFS([Hardware.$D:.$D]; [.A13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13];[Hardware.$E:.$E];&quot;&gt;=8192&quot;)" table:style-name="ce6">
            <text:p>0</text:p>
          </table:table-cell>
          <table:table-cell office:value-type="float" office:value="15" table:formula="of:=[.B13]+[.C13]+[.D13]+[.E13]+[.F13]" table:style-name="ce6">
            <text:p>15</text:p>
          </table:table-cell>
          <table:table-cell office:value-type="float" office:value="15" table:formula="of:=SUM([.B13:.F13])" table:style-name="ce2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Intel(R) Celeron(R) CPU G1610 @ 2.60GHz</text:p>
          </table:table-cell>
          <table:table-cell office:value-type="float" office:value="0" table:formula="of:=COUNTIFS([Hardware.$D:.$D]; [.A14];[Hardware.$E:.$E];&quot;&lt;1024&quot;)" table:style-name="ce9">
            <text:p>0</text:p>
          </table:table-cell>
          <table:table-cell office:value-type="float" office:value="6" table:formula="of:=COUNTIFS([Hardware.$D:.$D]; [.A14];[Hardware.$E:.$E];&quot;&gt;=1024&quot;;[Hardware.$E:.$E];&quot;&lt;2048&quot;)" table:style-name="ce8">
            <text:p>6</text:p>
          </table:table-cell>
          <table:table-cell office:value-type="float" office:value="0" table:formula="of:=COUNTIFS([Hardware.$D:.$D]; [.A14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14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14];[Hardware.$E:.$E];&quot;&gt;=8192&quot;)" table:style-name="ce6">
            <text:p>0</text:p>
          </table:table-cell>
          <table:table-cell office:value-type="float" office:value="6" table:formula="of:=[.B14]+[.C14]+[.D14]+[.E14]+[.F14]" table:style-name="ce6">
            <text:p>6</text:p>
          </table:table-cell>
          <table:table-cell office:value-type="float" office:value="6" table:formula="of:=SUM([.B14:.F14])" table:style-name="ce2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Intel(R) Core(TM) i3-3220 CPU @ 3.30GHz</text:p>
          </table:table-cell>
          <table:table-cell office:value-type="float" office:value="0" table:formula="of:=COUNTIFS([Hardware.$D:.$D]; [.A15];[Hardware.$E:.$E];&quot;&lt;1024&quot;)" table:style-name="ce9">
            <text:p>0</text:p>
          </table:table-cell>
          <table:table-cell office:value-type="float" office:value="0" table:formula="of:=COUNTIFS([Hardware.$D:.$D]; [.A15];[Hardware.$E:.$E];&quot;&gt;=1024&quot;;[Hardware.$E:.$E];&quot;&lt;2048&quot;)" table:style-name="ce8">
            <text:p>0</text:p>
          </table:table-cell>
          <table:table-cell office:value-type="float" office:value="11" table:formula="of:=COUNTIFS([Hardware.$D:.$D]; [.A15];[Hardware.$E:.$E];&quot;&gt;=2048&quot;;[Hardware.$E:.$E];&quot;&lt;4096&quot;)" table:style-name="ce7">
            <text:p>11</text:p>
          </table:table-cell>
          <table:table-cell office:value-type="float" office:value="0" table:formula="of:=COUNTIFS([Hardware.$D:.$D]; [.A15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15];[Hardware.$E:.$E];&quot;&gt;=8192&quot;)" table:style-name="ce6">
            <text:p>0</text:p>
          </table:table-cell>
          <table:table-cell office:value-type="float" office:value="11" table:formula="of:=[.B15]+[.C15]+[.D15]+[.E15]+[.F15]" table:style-name="ce6">
            <text:p>11</text:p>
          </table:table-cell>
          <table:table-cell office:value-type="float" office:value="11" table:formula="of:=SUM([.B15:.F15])" table:style-name="ce2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Intel(R) Core(TM) i5-2400 CPU @ 3.10GHz</text:p>
          </table:table-cell>
          <table:table-cell office:value-type="float" office:value="0" table:formula="of:=COUNTIFS([Hardware.$D:.$D]; [.A16];[Hardware.$E:.$E];&quot;&lt;1024&quot;)" table:style-name="ce9">
            <text:p>0</text:p>
          </table:table-cell>
          <table:table-cell office:value-type="float" office:value="0" table:formula="of:=COUNTIFS([Hardware.$D:.$D]; [.A16];[Hardware.$E:.$E];&quot;&gt;=1024&quot;;[Hardware.$E:.$E];&quot;&lt;2048&quot;)" table:style-name="ce8">
            <text:p>0</text:p>
          </table:table-cell>
          <table:table-cell office:value-type="float" office:value="45" table:formula="of:=COUNTIFS([Hardware.$D:.$D]; [.A16];[Hardware.$E:.$E];&quot;&gt;=2048&quot;;[Hardware.$E:.$E];&quot;&lt;4096&quot;)" table:style-name="ce7">
            <text:p>45</text:p>
          </table:table-cell>
          <table:table-cell office:value-type="float" office:value="0" table:formula="of:=COUNTIFS([Hardware.$D:.$D]; [.A16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16];[Hardware.$E:.$E];&quot;&gt;=8192&quot;)" table:style-name="ce6">
            <text:p>0</text:p>
          </table:table-cell>
          <table:table-cell office:value-type="float" office:value="45" table:formula="of:=[.B16]+[.C16]+[.D16]+[.E16]+[.F16]" table:style-name="ce6">
            <text:p>45</text:p>
          </table:table-cell>
          <table:table-cell office:value-type="float" office:value="45" table:formula="of:=SUM([.B16:.F16])" table:style-name="ce2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Intel(R) Core(TM)2 Duo CPU <text:s text:c="4"/>E4600 <text:s/>@ 2.40GHz</text:p>
          </table:table-cell>
          <table:table-cell office:value-type="float" office:value="0" table:formula="of:=COUNTIFS([Hardware.$D:.$D]; [.A17];[Hardware.$E:.$E];&quot;&lt;1024&quot;)" table:style-name="ce9">
            <text:p>0</text:p>
          </table:table-cell>
          <table:table-cell office:value-type="float" office:value="12" table:formula="of:=COUNTIFS([Hardware.$D:.$D]; [.A17];[Hardware.$E:.$E];&quot;&gt;=1024&quot;;[Hardware.$E:.$E];&quot;&lt;2048&quot;)" table:style-name="ce8">
            <text:p>12</text:p>
          </table:table-cell>
          <table:table-cell office:value-type="float" office:value="0" table:formula="of:=COUNTIFS([Hardware.$D:.$D]; [.A17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17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17];[Hardware.$E:.$E];&quot;&gt;=8192&quot;)" table:style-name="ce6">
            <text:p>0</text:p>
          </table:table-cell>
          <table:table-cell office:value-type="float" office:value="12" table:formula="of:=[.B17]+[.C17]+[.D17]+[.E17]+[.F17]" table:style-name="ce6">
            <text:p>12</text:p>
          </table:table-cell>
          <table:table-cell office:value-type="float" office:value="12" table:formula="of:=SUM([.B17:.F17])" table:style-name="ce2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Intel(R) Pentium(R) CPU G2020 @ 2.90GHz</text:p>
          </table:table-cell>
          <table:table-cell office:value-type="float" office:value="0" table:formula="of:=COUNTIFS([Hardware.$D:.$D]; [.A18];[Hardware.$E:.$E];&quot;&lt;1024&quot;)" table:style-name="ce9">
            <text:p>0</text:p>
          </table:table-cell>
          <table:table-cell office:value-type="float" office:value="9" table:formula="of:=COUNTIFS([Hardware.$D:.$D]; [.A18];[Hardware.$E:.$E];&quot;&gt;=1024&quot;;[Hardware.$E:.$E];&quot;&lt;2048&quot;)" table:style-name="ce8">
            <text:p>9</text:p>
          </table:table-cell>
          <table:table-cell office:value-type="float" office:value="0" table:formula="of:=COUNTIFS([Hardware.$D:.$D]; [.A18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18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18];[Hardware.$E:.$E];&quot;&gt;=8192&quot;)" table:style-name="ce6">
            <text:p>0</text:p>
          </table:table-cell>
          <table:table-cell office:value-type="float" office:value="9" table:formula="of:=[.B18]+[.C18]+[.D18]+[.E18]+[.F18]" table:style-name="ce6">
            <text:p>9</text:p>
          </table:table-cell>
          <table:table-cell office:value-type="float" office:value="9" table:formula="of:=SUM([.B18:.F18])" table:style-name="ce2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Intel(R) Pentium(R) CPU G850 @ 2.90GHz</text:p>
          </table:table-cell>
          <table:table-cell office:value-type="float" office:value="0" table:formula="of:=COUNTIFS([Hardware.$D:.$D]; [.A19];[Hardware.$E:.$E];&quot;&lt;1024&quot;)" table:style-name="ce9">
            <text:p>0</text:p>
          </table:table-cell>
          <table:table-cell office:value-type="float" office:value="49" table:formula="of:=COUNTIFS([Hardware.$D:.$D]; [.A19];[Hardware.$E:.$E];&quot;&gt;=1024&quot;;[Hardware.$E:.$E];&quot;&lt;2048&quot;)" table:style-name="ce8">
            <text:p>49</text:p>
          </table:table-cell>
          <table:table-cell office:value-type="float" office:value="1" table:formula="of:=COUNTIFS([Hardware.$D:.$D]; [.A19];[Hardware.$E:.$E];&quot;&gt;=2048&quot;;[Hardware.$E:.$E];&quot;&lt;4096&quot;)" table:style-name="ce7">
            <text:p>1</text:p>
          </table:table-cell>
          <table:table-cell office:value-type="float" office:value="0" table:formula="of:=COUNTIFS([Hardware.$D:.$D]; [.A19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19];[Hardware.$E:.$E];&quot;&gt;=8192&quot;)" table:style-name="ce6">
            <text:p>0</text:p>
          </table:table-cell>
          <table:table-cell office:value-type="float" office:value="50" table:formula="of:=[.B19]+[.C19]+[.D19]+[.E19]+[.F19]" table:style-name="ce6">
            <text:p>50</text:p>
          </table:table-cell>
          <table:table-cell office:value-type="float" office:value="50" table:formula="of:=SUM([.B19:.F19])" table:style-name="ce2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Intel(R) Pentium(R) D CPU 2.80GHz</text:p>
          </table:table-cell>
          <table:table-cell office:value-type="float" office:value="12" table:formula="of:=COUNTIFS([Hardware.$D:.$D]; [.A20];[Hardware.$E:.$E];&quot;&lt;1024&quot;)" table:style-name="ce9">
            <text:p>12</text:p>
          </table:table-cell>
          <table:table-cell office:value-type="float" office:value="0" table:formula="of:=COUNTIFS([Hardware.$D:.$D]; [.A20];[Hardware.$E:.$E];&quot;&gt;=1024&quot;;[Hardware.$E:.$E];&quot;&lt;2048&quot;)" table:style-name="ce8">
            <text:p>0</text:p>
          </table:table-cell>
          <table:table-cell office:value-type="float" office:value="0" table:formula="of:=COUNTIFS([Hardware.$D:.$D]; [.A20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20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20];[Hardware.$E:.$E];&quot;&gt;=8192&quot;)" table:style-name="ce6">
            <text:p>0</text:p>
          </table:table-cell>
          <table:table-cell office:value-type="float" office:value="12" table:formula="of:=[.B20]+[.C20]+[.D20]+[.E20]+[.F20]" table:style-name="ce6">
            <text:p>12</text:p>
          </table:table-cell>
          <table:table-cell office:value-type="float" office:value="12" table:formula="of:=SUM([.B20:.F20])" table:style-name="ce2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Intel(R) Pentium(R) D CPU 3.00GHz</text:p>
          </table:table-cell>
          <table:table-cell office:value-type="float" office:value="36" table:formula="of:=COUNTIFS([Hardware.$D:.$D]; [.A21];[Hardware.$E:.$E];&quot;&lt;1024&quot;)" table:style-name="ce9">
            <text:p>36</text:p>
          </table:table-cell>
          <table:table-cell office:value-type="float" office:value="6" table:formula="of:=COUNTIFS([Hardware.$D:.$D]; [.A21];[Hardware.$E:.$E];&quot;&gt;=1024&quot;;[Hardware.$E:.$E];&quot;&lt;2048&quot;)" table:style-name="ce8">
            <text:p>6</text:p>
          </table:table-cell>
          <table:table-cell office:value-type="float" office:value="0" table:formula="of:=COUNTIFS([Hardware.$D:.$D]; [.A21];[Hardware.$E:.$E];&quot;&gt;=2048&quot;;[Hardware.$E:.$E];&quot;&lt;4096&quot;)" table:style-name="ce7">
            <text:p>0</text:p>
          </table:table-cell>
          <table:table-cell office:value-type="float" office:value="0" table:formula="of:=COUNTIFS([Hardware.$D:.$D]; [.A21];[Hardware.$E:.$E];&quot;&gt;=4096&quot;;[Hardware.$E:.$E];&quot;&lt;8192&quot;)" table:style-name="ce6">
            <text:p>0</text:p>
          </table:table-cell>
          <table:table-cell office:value-type="float" office:value="0" table:formula="of:=COUNTIFS([Hardware.$D:.$D]; [.A21];[Hardware.$E:.$E];&quot;&gt;=8192&quot;)" table:style-name="ce6">
            <text:p>0</text:p>
          </table:table-cell>
          <table:table-cell office:value-type="float" office:value="42" table:formula="of:=[.B21]+[.C21]+[.D21]+[.E21]+[.F21]" table:style-name="ce6">
            <text:p>42</text:p>
          </table:table-cell>
          <table:table-cell office:value-type="float" office:value="42" table:formula="of:=SUM([.B21:.F21])" table:style-name="ce2">
            <text:p>42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Total 2 à 4 Gio</text:p>
          </table:table-cell>
          <table:table-cell office:value-type="float" office:value="88" table:formula="of:=SUM([.D2:.D21])" table:style-name="ce3">
            <text:p>88</text:p>
          </table:table-cell>
          <table:table-cell table:style-name="ce1"/>
          <table:table-cell office:value-type="string" table:style-name="ce4">
            <text:p>Total ordinateurs</text:p>
          </table:table-cell>
          <table:table-cell office:value-type="float" office:value="360" table:style-name="ce3">
            <text:p>360</text:p>
          </table:table-cell>
          <table:table-cell office:value-type="float" office:value="360" table:formula="of:=SUM([.H2:.H21])" table:style-name="ce2">
            <text:p>360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Recensement_HDD_corrige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7"/>
        <table:table-column table:style-name="co8" table:number-columns-repeated="16379" table:default-cell-style-name="ce1"/>
        <table:table-row table:style-name="ro1">
          <table:table-cell office:value-type="string" table:style-name="ce16">
            <text:p>Processeur</text:p>
          </table:table-cell>
          <table:table-cell office:value-type="string" table:style-name="ce15">
            <text:p>HDD &lt; 400 Gio</text:p>
          </table:table-cell>
          <table:table-cell office:value-type="string" table:style-name="ce15">
            <text:p>HDD 400 à 500 Gio</text:p>
          </table:table-cell>
          <table:table-cell office:value-type="string" table:style-name="ce15">
            <text:p>HDD &gt; 900 Gio</text:p>
          </table:table-cell>
          <table:table-cell office:value-type="string" table:style-name="ce15">
            <text:p>Total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6">
            <text:p>Advanced Micro Devices AMD Athlon(tm) II X2 B22 Processor</text:p>
          </table:table-cell>
          <table:table-cell office:value-type="float" office:value="3" table:formula="of:=COUNTIFS([Hardware.$D:.$D]; [.A2];[Hardware.$G:.$G];&quot;&lt;409600&quot;)" table:style-name="ce18">
            <text:p>3</text:p>
          </table:table-cell>
          <table:table-cell office:value-type="float" office:value="0" table:formula="of:=COUNTIFS([Hardware.$D:.$D]; [.A2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2];[Hardware.$G:.$G];&quot;&gt;921600&quot;)" table:style-name="ce8">
            <text:p>0</text:p>
          </table:table-cell>
          <table:table-cell office:value-type="float" office:value="3" table:formula="of:=[.B2]+[.C2]+[.D2]" table:style-name="ce8">
            <text:p>3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6">
            <text:p>Advanced Micro Devices AMD Athlon(tm) II X4 635 Processor</text:p>
          </table:table-cell>
          <table:table-cell office:value-type="float" office:value="0" table:formula="of:=COUNTIFS([Hardware.$D:.$D]; [.A3];[Hardware.$G:.$G];&quot;&lt;409600&quot;)" table:style-name="ce18">
            <text:p>0</text:p>
          </table:table-cell>
          <table:table-cell office:value-type="float" office:value="0" table:formula="of:=COUNTIFS([Hardware.$D:.$D]; [.A3];[Hardware.$G:.$G];&quot;&gt;=409600&quot;;[Hardware.$G:.$G];&quot;&lt;512000&quot;)" table:style-name="ce8">
            <text:p>0</text:p>
          </table:table-cell>
          <table:table-cell office:value-type="float" office:value="1" table:formula="of:=COUNTIFS([Hardware.$D:.$D]; [.A3];[Hardware.$G:.$G];&quot;&gt;921600&quot;)" table:style-name="ce8">
            <text:p>1</text:p>
          </table:table-cell>
          <table:table-cell office:value-type="float" office:value="1" table:formula="of:=[.B3]+[.C3]+[.D3]" table:style-name="ce8">
            <text:p>1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1">
            <text:p>AMD Athlon(tm) 64 X2 Dual Core Processor 3800+</text:p>
          </table:table-cell>
          <table:table-cell office:value-type="float" office:value="1" table:formula="of:=COUNTIFS([Hardware.$D:.$D]; [.A4];[Hardware.$G:.$G];&quot;&lt;409600&quot;)" table:style-name="ce18">
            <text:p>1</text:p>
          </table:table-cell>
          <table:table-cell office:value-type="float" office:value="0" table:formula="of:=COUNTIFS([Hardware.$D:.$D]; [.A4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4];[Hardware.$G:.$G];&quot;&gt;921600&quot;)" table:style-name="ce8">
            <text:p>0</text:p>
          </table:table-cell>
          <table:table-cell office:value-type="float" office:value="1" table:formula="of:=[.B4]+[.C4]+[.D4]" table:style-name="ce8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MD Athlon(tm) 64 X2 Dual Core Processor 4400+</text:p>
          </table:table-cell>
          <table:table-cell office:value-type="float" office:value="15" table:formula="of:=COUNTIFS([Hardware.$D:.$D]; [.A5];[Hardware.$G:.$G];&quot;&lt;409600&quot;)" table:style-name="ce18">
            <text:p>15</text:p>
          </table:table-cell>
          <table:table-cell office:value-type="float" office:value="0" table:formula="of:=COUNTIFS([Hardware.$D:.$D]; [.A5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5];[Hardware.$G:.$G];&quot;&gt;921600&quot;)" table:style-name="ce8">
            <text:p>0</text:p>
          </table:table-cell>
          <table:table-cell office:value-type="float" office:value="15" table:formula="of:=[.B5]+[.C5]+[.D5]" table:style-name="ce8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AMD Athlon(tm) Dual Core Processor 5200B</text:p>
          </table:table-cell>
          <table:table-cell office:value-type="float" office:value="55" table:formula="of:=COUNTIFS([Hardware.$D:.$D]; [.A6];[Hardware.$G:.$G];&quot;&lt;409600&quot;)" table:style-name="ce18">
            <text:p>55</text:p>
          </table:table-cell>
          <table:table-cell office:value-type="float" office:value="0" table:formula="of:=COUNTIFS([Hardware.$D:.$D]; [.A6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6];[Hardware.$G:.$G];&quot;&gt;921600&quot;)" table:style-name="ce8">
            <text:p>0</text:p>
          </table:table-cell>
          <table:table-cell office:value-type="float" office:value="55" table:formula="of:=[.B6]+[.C6]+[.D6]" table:style-name="ce8">
            <text:p>55</text:p>
          </table:table-cell>
          <table:table-cell table:number-columns-repeated="16379" table:style-name="ce13"/>
        </table:table-row>
        <table:table-row table:style-name="ro1">
          <table:table-cell office:value-type="string" table:style-name="ce10">
            <text:p>AMD Athlon(tm) II X2 220 Processor</text:p>
          </table:table-cell>
          <table:table-cell office:value-type="float" office:value="17" table:formula="of:=COUNTIFS([Hardware.$D:.$D]; [.A7];[Hardware.$G:.$G];&quot;&lt;409600&quot;)" table:style-name="ce18">
            <text:p>17</text:p>
          </table:table-cell>
          <table:table-cell office:value-type="float" office:value="0" table:formula="of:=COUNTIFS([Hardware.$D:.$D]; [.A7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7];[Hardware.$G:.$G];&quot;&gt;921600&quot;)" table:style-name="ce8">
            <text:p>0</text:p>
          </table:table-cell>
          <table:table-cell office:value-type="float" office:value="17" table:formula="of:=[.B7]+[.C7]+[.D7]" table:style-name="ce8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MD Athlon(tm) II X2 B22 Processor</text:p>
          </table:table-cell>
          <table:table-cell office:value-type="float" office:value="49" table:formula="of:=COUNTIFS([Hardware.$D:.$D]; [.A8];[Hardware.$G:.$G];&quot;&lt;409600&quot;)" table:style-name="ce18">
            <text:p>49</text:p>
          </table:table-cell>
          <table:table-cell office:value-type="float" office:value="0" table:formula="of:=COUNTIFS([Hardware.$D:.$D]; [.A8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8];[Hardware.$G:.$G];&quot;&gt;921600&quot;)" table:style-name="ce8">
            <text:p>0</text:p>
          </table:table-cell>
          <table:table-cell office:value-type="float" office:value="49" table:formula="of:=[.B8]+[.C8]+[.D8]" table:style-name="ce8">
            <text:p>49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AMD Athlon(tm) II X4 635 Processor</text:p>
          </table:table-cell>
          <table:table-cell office:value-type="float" office:value="0" table:formula="of:=COUNTIFS([Hardware.$D:.$D]; [.A9];[Hardware.$G:.$G];&quot;&lt;409600&quot;)" table:style-name="ce18">
            <text:p>0</text:p>
          </table:table-cell>
          <table:table-cell office:value-type="float" office:value="0" table:formula="of:=COUNTIFS([Hardware.$D:.$D]; [.A9];[Hardware.$G:.$G];&quot;&gt;=409600&quot;;[Hardware.$G:.$G];&quot;&lt;512000&quot;)" table:style-name="ce8">
            <text:p>0</text:p>
          </table:table-cell>
          <table:table-cell office:value-type="float" office:value="9" table:formula="of:=COUNTIFS([Hardware.$D:.$D]; [.A9];[Hardware.$G:.$G];&quot;&gt;921600&quot;)" table:style-name="ce8">
            <text:p>9</text:p>
          </table:table-cell>
          <table:table-cell office:value-type="float" office:value="9" table:formula="of:=[.B9]+[.C9]+[.D9]" table:style-name="ce8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ual-Core AMD Opteron(tm) Processor 2210</text:p>
          </table:table-cell>
          <table:table-cell office:value-type="float" office:value="1" table:formula="of:=COUNTIFS([Hardware.$D:.$D]; [.A10];[Hardware.$G:.$G];&quot;&lt;409600&quot;)" table:style-name="ce18">
            <text:p>1</text:p>
          </table:table-cell>
          <table:table-cell office:value-type="float" office:value="0" table:formula="of:=COUNTIFS([Hardware.$D:.$D]; [.A10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10];[Hardware.$G:.$G];&quot;&gt;921600&quot;)" table:style-name="ce8">
            <text:p>0</text:p>
          </table:table-cell>
          <table:table-cell office:value-type="float" office:value="1" table:formula="of:=[.B10]+[.C10]+[.D10]" table:style-name="ce8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ual-Core AMD Opteron(tm) Processor 2216</text:p>
          </table:table-cell>
          <table:table-cell office:value-type="float" office:value="5" table:formula="of:=COUNTIFS([Hardware.$D:.$D]; [.A11];[Hardware.$G:.$G];&quot;&lt;409600&quot;)" table:style-name="ce18">
            <text:p>5</text:p>
          </table:table-cell>
          <table:table-cell office:value-type="float" office:value="0" table:formula="of:=COUNTIFS([Hardware.$D:.$D]; [.A11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11];[Hardware.$G:.$G];&quot;&gt;921600&quot;)" table:style-name="ce8">
            <text:p>0</text:p>
          </table:table-cell>
          <table:table-cell office:value-type="float" office:value="5" table:formula="of:=[.B11]+[.C11]+[.D11]" table:style-name="ce8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Intel Corporation Intel(R) Pentium(R) D CPU 3.00GHz</text:p>
          </table:table-cell>
          <table:table-cell office:value-type="float" office:value="2" table:formula="of:=COUNTIFS([Hardware.$D:.$D]; [.A12];[Hardware.$G:.$G];&quot;&lt;409600&quot;)" table:style-name="ce18">
            <text:p>2</text:p>
          </table:table-cell>
          <table:table-cell office:value-type="float" office:value="0" table:formula="of:=COUNTIFS([Hardware.$D:.$D]; [.A12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12];[Hardware.$G:.$G];&quot;&gt;921600&quot;)" table:style-name="ce8">
            <text:p>0</text:p>
          </table:table-cell>
          <table:table-cell office:value-type="float" office:value="2" table:formula="of:=[.B12]+[.C12]+[.D12]" table:style-name="ce8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Intel Corporation Pentium III (0.18 Âµm) With 1 Or 2 MB On-Die L2 Cache<text:s/></text:p>
          </table:table-cell>
          <table:table-cell office:value-type="float" office:value="1" table:formula="of:=COUNTIFS([Hardware.$D:.$D]; [.A13];[Hardware.$G:.$G];&quot;&lt;409600&quot;)" table:style-name="ce18">
            <text:p>1</text:p>
          </table:table-cell>
          <table:table-cell office:value-type="float" office:value="0" table:formula="of:=COUNTIFS([Hardware.$D:.$D]; [.A13];[Hardware.$G:.$G];&quot;&gt;=409600&quot;;[Hardware.$G:.$G];&quot;&lt;512000&quot;)" table:style-name="ce8">
            <text:p>0</text:p>
          </table:table-cell>
          <table:table-cell office:value-type="float" office:value="14" table:formula="of:=COUNTIFS([Hardware.$D:.$D]; [.A13];[Hardware.$G:.$G];&quot;&gt;921600&quot;)" table:style-name="ce8">
            <text:p>14</text:p>
          </table:table-cell>
          <table:table-cell office:value-type="float" office:value="15" table:formula="of:=[.B13]+[.C13]+[.D13]" table:style-name="ce8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Intel(R) Celeron(R) CPU G1610 @ 2.60GHz</text:p>
          </table:table-cell>
          <table:table-cell office:value-type="float" office:value="6" table:formula="of:=COUNTIFS([Hardware.$D:.$D]; [.A14];[Hardware.$G:.$G];&quot;&lt;409600&quot;)" table:style-name="ce18">
            <text:p>6</text:p>
          </table:table-cell>
          <table:table-cell office:value-type="float" office:value="0" table:formula="of:=COUNTIFS([Hardware.$D:.$D]; [.A14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14];[Hardware.$G:.$G];&quot;&gt;921600&quot;)" table:style-name="ce8">
            <text:p>0</text:p>
          </table:table-cell>
          <table:table-cell office:value-type="float" office:value="6" table:formula="of:=[.B14]+[.C14]+[.D14]" table:style-name="ce8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Intel(R) Core(TM) i3-3220 CPU @ 3.30GHz</text:p>
          </table:table-cell>
          <table:table-cell office:value-type="float" office:value="0" table:formula="of:=COUNTIFS([Hardware.$D:.$D]; [.A15];[Hardware.$G:.$G];&quot;&lt;409600&quot;)" table:style-name="ce18">
            <text:p>0</text:p>
          </table:table-cell>
          <table:table-cell office:value-type="float" office:value="0" table:formula="of:=COUNTIFS([Hardware.$D:.$D]; [.A15];[Hardware.$G:.$G];&quot;&gt;=409600&quot;;[Hardware.$G:.$G];&quot;&lt;512000&quot;)" table:style-name="ce8">
            <text:p>0</text:p>
          </table:table-cell>
          <table:table-cell office:value-type="float" office:value="11" table:formula="of:=COUNTIFS([Hardware.$D:.$D]; [.A15];[Hardware.$G:.$G];&quot;&gt;921600&quot;)" table:style-name="ce8">
            <text:p>11</text:p>
          </table:table-cell>
          <table:table-cell office:value-type="float" office:value="11" table:formula="of:=[.B15]+[.C15]+[.D15]" table:style-name="ce8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Intel(R) Core(TM) i5-2400 CPU @ 3.10GHz</text:p>
          </table:table-cell>
          <table:table-cell office:value-type="float" office:value="15" table:formula="of:=COUNTIFS([Hardware.$D:.$D]; [.A16];[Hardware.$G:.$G];&quot;&lt;409600&quot;)" table:style-name="ce18">
            <text:p>15</text:p>
          </table:table-cell>
          <table:table-cell office:value-type="float" office:value="30" table:formula="of:=COUNTIFS([Hardware.$D:.$D]; [.A16];[Hardware.$G:.$G];&quot;&gt;=409600&quot;;[Hardware.$G:.$G];&quot;&lt;512000&quot;)" table:style-name="ce8">
            <text:p>30</text:p>
          </table:table-cell>
          <table:table-cell office:value-type="float" office:value="0" table:formula="of:=COUNTIFS([Hardware.$D:.$D]; [.A16];[Hardware.$G:.$G];&quot;&gt;921600&quot;)" table:style-name="ce8">
            <text:p>0</text:p>
          </table:table-cell>
          <table:table-cell office:value-type="float" office:value="45" table:formula="of:=[.B16]+[.C16]+[.D16]" table:style-name="ce8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Intel(R) Core(TM)2 Duo CPU <text:s text:c="4"/>E4600 <text:s/>@ 2.40GHz</text:p>
          </table:table-cell>
          <table:table-cell office:value-type="float" office:value="12" table:formula="of:=COUNTIFS([Hardware.$D:.$D]; [.A17];[Hardware.$G:.$G];&quot;&lt;409600&quot;)" table:style-name="ce18">
            <text:p>12</text:p>
          </table:table-cell>
          <table:table-cell office:value-type="float" office:value="0" table:formula="of:=COUNTIFS([Hardware.$D:.$D]; [.A17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17];[Hardware.$G:.$G];&quot;&gt;921600&quot;)" table:style-name="ce8">
            <text:p>0</text:p>
          </table:table-cell>
          <table:table-cell office:value-type="float" office:value="12" table:formula="of:=[.B17]+[.C17]+[.D17]" table:style-name="ce8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Intel(R) Pentium(R) CPU G2020 @ 2.90GHz</text:p>
          </table:table-cell>
          <table:table-cell office:value-type="float" office:value="9" table:formula="of:=COUNTIFS([Hardware.$D:.$D]; [.A18];[Hardware.$G:.$G];&quot;&lt;409600&quot;)" table:style-name="ce18">
            <text:p>9</text:p>
          </table:table-cell>
          <table:table-cell office:value-type="float" office:value="0" table:formula="of:=COUNTIFS([Hardware.$D:.$D]; [.A18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18];[Hardware.$G:.$G];&quot;&gt;921600&quot;)" table:style-name="ce8">
            <text:p>0</text:p>
          </table:table-cell>
          <table:table-cell office:value-type="float" office:value="9" table:formula="of:=[.B18]+[.C18]+[.D18]" table:style-name="ce8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Intel(R) Pentium(R) CPU G850 @ 2.90GHz</text:p>
          </table:table-cell>
          <table:table-cell office:value-type="float" office:value="50" table:formula="of:=COUNTIFS([Hardware.$D:.$D]; [.A19];[Hardware.$G:.$G];&quot;&lt;409600&quot;)" table:style-name="ce18">
            <text:p>50</text:p>
          </table:table-cell>
          <table:table-cell office:value-type="float" office:value="0" table:formula="of:=COUNTIFS([Hardware.$D:.$D]; [.A19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19];[Hardware.$G:.$G];&quot;&gt;921600&quot;)" table:style-name="ce8">
            <text:p>0</text:p>
          </table:table-cell>
          <table:table-cell office:value-type="float" office:value="50" table:formula="of:=[.B19]+[.C19]+[.D19]" table:style-name="ce8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Intel(R) Pentium(R) D CPU 2.80GHz</text:p>
          </table:table-cell>
          <table:table-cell office:value-type="float" office:value="12" table:formula="of:=COUNTIFS([Hardware.$D:.$D]; [.A20];[Hardware.$G:.$G];&quot;&lt;409600&quot;)" table:style-name="ce18">
            <text:p>12</text:p>
          </table:table-cell>
          <table:table-cell office:value-type="float" office:value="0" table:formula="of:=COUNTIFS([Hardware.$D:.$D]; [.A20];[Hardware.$G:.$G];&quot;&gt;=409600&quot;;[Hardware.$G:.$G];&quot;&lt;512000&quot;)" table:style-name="ce8">
            <text:p>0</text:p>
          </table:table-cell>
          <table:table-cell office:value-type="float" office:value="0" table:formula="of:=COUNTIFS([Hardware.$D:.$D]; [.A20];[Hardware.$G:.$G];&quot;&gt;921600&quot;)" table:style-name="ce8">
            <text:p>0</text:p>
          </table:table-cell>
          <table:table-cell office:value-type="float" office:value="12" table:formula="of:=[.B20]+[.C20]+[.D20]" table:style-name="ce8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Intel(R) Pentium(R) D CPU 3.00GHz</text:p>
          </table:table-cell>
          <table:table-cell office:value-type="float" office:value="40" table:formula="of:=COUNTIFS([Hardware.$D:.$D]; [.A21];[Hardware.$G:.$G];&quot;&lt;409600&quot;)" table:style-name="ce18">
            <text:p>40</text:p>
          </table:table-cell>
          <table:table-cell office:value-type="float" office:value="2" table:formula="of:=COUNTIFS([Hardware.$D:.$D]; [.A21];[Hardware.$G:.$G];&quot;&gt;=409600&quot;;[Hardware.$G:.$G];&quot;&lt;512000&quot;)" table:style-name="ce8">
            <text:p>2</text:p>
          </table:table-cell>
          <table:table-cell office:value-type="float" office:value="0" table:formula="of:=COUNTIFS([Hardware.$D:.$D]; [.A21];[Hardware.$G:.$G];&quot;&gt;921600&quot;)" table:style-name="ce8">
            <text:p>0</text:p>
          </table:table-cell>
          <table:table-cell office:value-type="float" office:value="42" table:formula="of:=[.B21]+[.C21]+[.D21]" table:style-name="ce8">
            <text:p>4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Total 400 à 500 Gio</text:p>
          </table:table-cell>
          <table:table-cell office:value-type="float" office:value="32" table:formula="of:=SUM([.C2:.C21])" table:style-name="ce6">
            <text:p>32</text:p>
          </table:table-cell>
          <table:table-cell office:value-type="string" table:style-name="ce5">
            <text:p>Total ordinateurs</text:p>
          </table:table-cell>
          <table:table-cell office:value-type="float" office:value="360" table:style-name="ce8">
            <text:p>36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360" table:formula="of:=SUM([.E2:.E21])" table:style-name="ce17">
            <text:p>36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17"/>
          <table:table-cell table:number-columns-repeated="16379"/>
        </table:table-row>
        <table:table-row table:number-rows-repeated="1048552" table:style-name="ro2">
          <table:table-cell table:number-columns-repeated="16384"/>
        </table:table-row>
      </table:table>
      <table:database-ranges>
        <table:database-range table:target-range-address="Hardware.A1:Hardware.G36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Gaëtan Kremser</meta:initial-creator>
    <dc:creator>Gaëtan Kremser</dc:creator>
    <meta:creation-date>2020-08-21T12:19:47Z</meta:creation-date>
    <dc:date>2023-09-27T08:43:04Z</dc:date>
  </office:meta>
</office:document-meta>
</file>